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E000000CF0C467713E17EBF9A.png" manifest:media-type="image/png"/>
  <manifest:file-entry manifest:full-path="Pictures/10000201000005DA00000258B2B60724DE9C38D6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Prázdný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Prázdný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Prázdný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name-asian="Century Gothic" style:font-size-asian="12pt" style:font-style-asian="normal" style:font-weight-asian="normal" style:font-name-complex="Century Gothic" style:font-size-complex="12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4pt" fo:letter-spacing="normal" fo:font-style="normal" style:text-underline-style="none" fo:font-weight="normal" style:font-name-asian="Roboto" style:font-size-asian="44pt" style:font-style-asian="normal" style:font-weight-asian="normal" style:font-name-complex="Roboto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00a9e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alibri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font-style="normal" style:text-underline-style="none" fo:font-weight="bold" style:font-name-asian="Calibri" style:font-size-asian="26pt" style:font-style-asian="normal" style:font-weight-asian="bold" style:font-name-complex="Calibri" style:font-size-complex="26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177cm" text:min-label-width="1.093cm"/>
        <style:text-properties style:font-name="Calibri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177cm" text:min-label-width="1.093cm"/>
        <style:text-properties style:font-name="Calibri" fo:color="#000000" fo:font-size="100%"/>
      </text:list-level-style-bullet>
      <text:list-level-style-bullet text:level="2" text:bullet-char="○">
        <style:list-level-properties text:space-before="1.447cm" text:min-label-width="1.093cm"/>
        <style:text-properties style:font-name="Calibri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76;p12" presentation:style-name="pr1" draw:text-style-name="P2" draw:layer="layout" svg:width="22.023cm" svg:height="3.483cm" svg:x="1.332cm" svg:y="5.525cm" presentation:class="title" presentation:user-transformed="true">
          <draw:text-box>
            <text:p text:style-name="P1"><text:span text:style-name="T1">ITU Project</text:span><text:span text:style-name="T1"><text:line-break/></text:span><text:span text:style-name="T1">Artiscope</text:span></text:p>
          </draw:text-box>
        </draw:frame>
        <draw:frame draw:name="Google Shape;77;p12" presentation:style-name="pr2" draw:text-style-name="P3" draw:layer="layout" svg:width="22.004cm" svg:height="3.206cm" svg:x="1.332cm" svg:y="10.262cm" presentation:class="subtitle" presentation:user-transformed="true">
          <draw:text-box>
            <text:p text:style-name="P1"><text:span text:style-name="T2">Tomáš Brablec (xbrabl04)</text:span></text:p>
            <text:p text:style-name="P1"><text:span text:style-name="T2">Abas Hashmy (xhashm00)</text:span></text:p>
          </draw:text-box>
        </draw:frame>
        <presentation:notes draw:style-name="dp2">
          <draw:frame draw:name="Google Shape;73;p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;p1:notes" draw:style-name="gr1" draw:layer="layout" svg:width="16.932cm" svg:height="9.524cm" svg:x="1.058cm" svg:y="1.905cm" draw:page-number="1" presentation:class="page"/>
        </presentation:notes>
      </draw:page>
      <draw:page draw:name="Assignment &amp; deviations from the original plan" draw:style-name="dp1" draw:master-page-name="Prázdný">
        <draw:frame draw:name="Google Shape;83;p13" presentation:style-name="pr4" draw:text-style-name="P6" draw:layer="layout" svg:width="28.515cm" svg:height="2.001cm" svg:x="1.199cm" svg:y="-0.278cm" presentation:class="title" presentation:user-transformed="true">
          <draw:text-box>
            <text:p text:style-name="P5"><text:span text:style-name="T3">Assignment &amp; deviations from the original plan</text:span></text:p>
          </draw:text-box>
        </draw:frame>
        <draw:frame draw:name="Google Shape;84;p13" presentation:style-name="pr5" draw:text-style-name="P8" draw:layer="layout" svg:width="1.581cm" svg:height="0.925cm" svg:x="31.75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Google Shape;85;p13" draw:style-name="gr2" draw:text-style-name="P10" draw:layer="layout" svg:width="30.804cm" svg:height="5.457cm" svg:x="0.945cm" svg:y="4.439cm">
          <text:list text:style-name="L4">
            <text:list-item>
              <text:p text:style-name="P9"><text:span text:style-name="T5">Application for sharing images, inspired by Instagram, Pinterest, etc.</text:span></text:p>
            </text:list-item>
            <text:list-item>
              <text:p text:style-name="P9"><text:span text:style-name="T5">More powerful search and filtering options for finding specific content</text:span></text:p>
            </text:list-item>
            <text:list-item>
              <text:p text:style-name="P9"><text:span text:style-name="T5">Advanced categorization of posts into user galleries and subgalleri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3" draw:style-name="gr2" draw:text-style-name="P10" draw:layer="layout" svg:width="22.842cm" svg:height="1.609cm" svg:x="0.945cm" svg:y="2.814cm">
          <text:p text:style-name="P5"><text:span text:style-name="T6">Assign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3" draw:style-name="gr2" draw:text-style-name="P10" draw:layer="layout" svg:width="30.804cm" svg:height="3.807cm" svg:x="0.945cm" svg:y="12.943cm">
          <text:list text:style-name="L4">
            <text:list-item>
              <text:p text:style-name="P9"><text:span text:style-name="T5">Gallery tags were not implemented</text:span></text:p>
            </text:list-item>
            <text:list-item>
              <text:p text:style-name="P9"><text:span text:style-name="T5">Collections had redundant functionality, so they were not implemen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2" draw:text-style-name="P10" draw:layer="layout" svg:width="22.842cm" svg:height="1.609cm" svg:x="0.945cm" svg:y="11.318cm">
          <text:p text:style-name="P5"><text:span text:style-name="T6">Deviations from the original pl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9;p2:notes" draw:style-name="gr1" draw:layer="layout" svg:width="16.932cm" svg:height="9.524cm" svg:x="1.058cm" svg:y="1.905cm" draw:page-number="2" presentation:class="page"/>
          <draw:frame draw:name="Google Shape;80;p2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81;p2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Testing" draw:style-name="dp1" draw:master-page-name="Prázdný">
        <draw:frame draw:name="Google Shape;94;p14" presentation:style-name="pr4" draw:text-style-name="P6" draw:layer="layout" svg:width="28.515cm" svg:height="2.001cm" svg:x="1.199cm" svg:y="-0.278cm" presentation:class="title" presentation:user-transformed="true">
          <draw:text-box>
            <text:p text:style-name="P5"><text:span text:style-name="T3">Testing</text:span></text:p>
          </draw:text-box>
        </draw:frame>
        <draw:frame draw:name="Google Shape;95;p14" presentation:style-name="pr5" draw:text-style-name="P8" draw:layer="layout" svg:width="1.581cm" svg:height="0.925cm" svg:x="31.75cm" svg:y="18.124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custom-shape draw:name="Google Shape;96;p14" draw:style-name="gr2" draw:text-style-name="P10" draw:layer="layout" svg:width="30.804cm" svg:height="15.357cm" svg:x="0.945cm" svg:y="2.835cm">
          <text:list text:style-name="L4">
            <text:list-item>
              <text:p text:style-name="P9"><text:span text:style-name="T5">xbrabl04</text:span></text:p>
            </text:list-item>
          </text:list>
          <text:list text:style-name="L7">
            <text:list-item>
              <text:list>
                <text:list-item>
                  <text:p text:style-name="P9"><text:span text:style-name="T5">Tested creating, modifying, and looking up posts</text:span></text:p>
                </text:list-item>
                <text:list-item>
                  <text:p text:style-name="P9"><text:span text:style-name="T5">Distinction between required and optional info (fixed)</text:span></text:p>
                </text:list-item>
                <text:list-item>
                  <text:p text:style-name="P9"><text:span text:style-name="T5">Unclear meaning of action icons above a post </text:span></text:p>
                </text:list-item>
              </text:list>
            </text:list-item>
            <text:list-item>
              <text:p text:style-name="P9"><text:span text:style-name="T5">xhashm00</text:span></text:p>
              <text:list>
                <text:list-item>
                  <text:p text:style-name="P9"><text:span text:style-name="T5">Tested creating, modifying and managing galleries for a feedback from a user</text:span></text:p>
                </text:list-item>
                <text:list-item>
                  <text:p text:style-name="P9"><text:span text:style-name="T5">Deleting should have a warning before the task is executed</text:span></text:p>
                </text:list-item>
                <text:list-item>
                  <text:p text:style-name="P9"><text:span text:style-name="T5">Galleries should contain user profile butt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3140b7acb81_0_6:notes" draw:style-name="gr1" draw:layer="layout" svg:width="16.932cm" svg:height="9.524cm" svg:x="1.058cm" svg:y="1.905cm" draw:page-number="3" presentation:class="page"/>
          <draw:frame draw:name="Google Shape;91;g3140b7acb81_0_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92;g3140b7acb81_0_6:notes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Roboto" svg:font-family="Roboto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background" style:family="presentation">
      <style:graphic-properties draw:stroke="none" draw:fill="solid" draw:fill-color="#ffffff"/>
      <style:text-properties style:letter-kerning="true"/>
    </style:style>
    <style:style style:name="Prázdný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-outline1" style:family="presentation">
      <style:graphic-properties draw:stroke="none" draw:fill="none" draw:auto-grow-height="false" draw:fit-to-size="shrink-to-fit" style:shrink-to-fit="true">
        <text:list-style style:name="Prázdný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ázdný-outline2" style:family="presentation" style:parent-style-name="Prázdný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3" style:family="presentation" style:parent-style-name="Prázdný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4" style:family="presentation" style:parent-style-name="Prázdný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Prázdný-outline5" style:family="presentation" style:parent-style-name="Prázdný-outline4">
      <style:paragraph-properties fo:margin-top="0.1cm" fo:margin-bottom="0cm"/>
      <style:text-properties fo:font-size="20pt" style:font-size-asian="20pt" style:font-size-complex="20pt"/>
    </style:style>
    <style:style style:name="Prázdný-outline6" style:family="presentation" style:parent-style-name="Prázdný-outline5">
      <style:paragraph-properties fo:margin-top="0.1cm" fo:margin-bottom="0cm"/>
      <style:text-properties fo:font-size="20pt" style:font-size-asian="20pt" style:font-size-complex="20pt"/>
    </style:style>
    <style:style style:name="Prázdný-outline7" style:family="presentation" style:parent-style-name="Prázdný-outline6">
      <style:paragraph-properties fo:margin-top="0.1cm" fo:margin-bottom="0cm"/>
      <style:text-properties fo:font-size="20pt" style:font-size-asian="20pt" style:font-size-complex="20pt"/>
    </style:style>
    <style:style style:name="Prázdný-outline8" style:family="presentation" style:parent-style-name="Prázdný-outline7">
      <style:paragraph-properties fo:margin-top="0.1cm" fo:margin-bottom="0cm"/>
      <style:text-properties fo:font-size="20pt" style:font-size-asian="20pt" style:font-size-complex="20pt"/>
    </style:style>
    <style:style style:name="Prázdný-outline9" style:family="presentation" style:parent-style-name="Prázdný-outline8">
      <style:paragraph-properties fo:margin-top="0.1cm" fo:margin-bottom="0cm"/>
      <style:text-properties fo:font-size="20pt" style:font-size-asian="20pt" style:font-size-complex="20pt"/>
    </style:style>
    <style:style style:name="Prázdný-subtitle" style:family="presentation">
      <style:graphic-properties draw:stroke="none" draw:fill="none" draw:textarea-vertical-align="middle">
        <text:list-style style:name="Prázdný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-title" style:family="presentation">
      <style:graphic-properties draw:stroke="none" draw:fill="none" draw:textarea-vertical-align="middle">
        <text:list-style style:name="Prázdný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5e5e5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e000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9e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rázdný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Prázdný-backgroundobjects">
      <style:graphic-properties draw:stroke="none" draw:fill="none" draw:fill-color="#ffffff" draw:auto-grow-height="false" fo:min-height="1.27cm"/>
    </style:style>
    <style:style style:name="Mpr5" style:family="presentation" style:parent-style-name="Prázdný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5e5e5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e000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00a9e0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40404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1" drawooo:display="printer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drawooo:display="printer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drawooo:display="printer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drawooo:display="printer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0;p2" draw:style-name="Mgr6" draw:text-style-name="MP8" draw:layer="backgroundobjects" svg:width="11.618cm" svg:height="2.393cm" svg:x="21.716cm" svg:y="14.326cm">
        <draw:image xlink:href="Pictures/10000201000003EE000000CF0C467713E17EBF9A.png" xlink:type="simple" xlink:show="embed" xlink:actuate="onLoad">
          <text:p/>
        </draw:image>
      </draw:frame>
      <draw:custom-shape draw:name="Google Shape;21;p2" draw:style-name="Mgr7" draw:text-style-name="MP9" draw:layer="backgroundobjects" svg:width="0.181cm" svg:height="0.797cm" svg:x="30.069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5" draw:text-style-name="MP7" draw:layer="backgroundobjects" svg:width="33.883cm" svg:height="9.996cm" svg:x="-0.017cm" svg:y="-0.07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7" draw:text-style-name="MP9" draw:layer="backgroundobjects" svg:width="0.134cm" svg:height="0.797cm" svg:x="30.116cm" svg:y="18.14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6;p2" presentation:style-name="TITLE-title" draw:layer="backgroundobjects" svg:width="20.733cm" svg:height="3.483cm" svg:x="0cm" svg:y="5.442cm" presentation:class="title" presentation:placeholder="true" presentation:user-transformed="true">
        <draw:text-box/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Prázdný" style:page-layout-name="PM1" draw:style-name="Mdp1">
      <draw:g draw:name="Google Shape;10;p1">
        <draw:custom-shape draw:name="Google Shape;11;p1" draw:style-name="Mgr3" draw:text-style-name="MP5" draw:layer="layout" svg:width="33.866cm" svg:height="1.423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;p1" draw:style-name="Mgr3" draw:text-style-name="MP5" draw:layer="layout" svg:width="33.866cm" svg:height="0.096cm" svg:x="0cm" svg:y="1.42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Google Shape;16;p1" draw:style-name="Mgr4" draw:text-style-name="MP6" draw:layer="backgroundobjects" svg:width="0.175cm" svg:height="0.802cm" svg:x="0.8cm" svg:y="0.32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5" draw:text-style-name="MP7" draw:layer="backgroundobjects" svg:width="0.175cm" svg:height="0.802cm" svg:x="29.937cm" svg:y="0.32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;p1" draw:style-name="Mgr6" draw:text-style-name="MP8" draw:layer="backgroundobjects" svg:width="3.043cm" svg:height="1.218cm" svg:x="30.468cm" svg:y="0.148cm">
        <draw:image xlink:href="Pictures/10000201000005DA00000258B2B60724DE9C38D6.png" xlink:type="simple" xlink:show="embed" xlink:actuate="onLoad">
          <text:p/>
        </draw:image>
      </draw:frame>
      <draw:frame draw:name="Google Shape;28;p3" presentation:style-name="Prázdný-title" draw:layer="backgroundobjects" svg:width="28.515cm" svg:height="2.001cm" svg:x="1.199cm" svg:y="-0.278cm" presentation:class="title" presentation:placeholder="true" presentation:user-transformed="true">
        <draw:text-box/>
      </draw:frame>
      <draw:frame draw:name="Google Shape;29;p3" presentation:style-name="Mpr3" draw:text-style-name="MP11" draw:layer="backgroundobjects" svg:width="1.581cm" svg:height="0.925cm" svg:x="31.75cm" svg:y="18.12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draw:frame presentation:style-name="Prázdný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Prázdný-title" draw:layer="backgroundobjects" svg:width="16.932cm" svg:height="9.524cm" svg:x="1.058cm" svg:y="1.93cm" presentation:class="page"/>
        <draw:frame presentation:style-name="Prázdný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